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weight="bold" style:font-weight-asian="bold"/>
    </style:style>
    <style:style style:name="P2" style:parent-style-name="Standard" style:family="paragraph">
      <style:text-properties style:font-name="Arial" style:font-name-complex="Arial" fo:font-weight="bold" style:font-weight-asian="bold"/>
    </style:style>
    <style:style style:name="P3" style:parent-style-name="Standard" style:family="paragraph">
      <style:text-properties style:font-name="Arial" style:font-name-complex="Arial" fo:font-weight="bold" style:font-weight-asian="bold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paragraph-properties fo:widows="0" fo:orphans="0"/>
      <style:text-properties style:font-name="Arial" style:font-name-complex="Arial" fo:font-weight="bold" style:font-weight-asian="bold" fo:hyphenate="true"/>
    </style:style>
    <style:style style:name="P8" style:parent-style-name="Standard" style:family="paragraph">
      <style:text-properties style:font-name="Arial" style:font-name-complex="Arial" fo:font-weight="bold" style:font-weight-asian="bold"/>
    </style:style>
    <style:style style:name="P9" style:parent-style-name="Standard" style:family="paragraph">
      <style:text-properties style:font-name="Arial" style:font-name-complex="Arial"/>
    </style:style>
    <style:style style:name="T10" style:parent-style-name="Absatz-Standardschriftart" style:family="text">
      <style:text-properties style:font-name="Arial" style:font-name-complex="Arial"/>
    </style:style>
    <style:style style:name="T11" style:parent-style-name="Absatz-Standardschriftart" style:family="text">
      <style:text-properties style:font-name="Arial" style:font-name-complex="Arial"/>
    </style:style>
    <style:style style:name="P12" style:parent-style-name="Standard" style:family="paragraph">
      <style:text-properties style:font-name="Arial" style:font-name-complex="Arial"/>
    </style:style>
    <style:style style:name="P13" style:parent-style-name="Standard" style:family="paragraph">
      <style:text-properties style:font-name="Arial" style:font-name-complex="Arial"/>
    </style:style>
    <style:style style:name="P14" style:parent-style-name="Standard" style:family="paragraph">
      <style:paragraph-properties fo:margin-left="0.4923in" fo:text-indent="-0.4923in">
        <style:tab-stops/>
      </style:paragraph-properties>
      <style:text-properties style:font-name="Arial" style:font-name-complex="Arial"/>
    </style:style>
    <style:style style:name="P15" style:parent-style-name="Standard" style:family="paragraph">
      <style:paragraph-properties fo:text-indent="0.4916in"/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paragraph-properties fo:text-indent="0.4916in"/>
      <style:text-properties style:font-name="Arial" style:font-name-complex="Arial"/>
    </style:style>
    <style:style style:name="P18" style:parent-style-name="Standard" style:family="paragraph">
      <style:paragraph-properties fo:text-indent="0.4916in"/>
    </style:style>
    <style:style style:name="T19" style:parent-style-name="Absatz-Standardschriftart" style:family="text">
      <style:text-properties style:font-name="Arial" style:font-name-complex="Arial"/>
    </style:style>
    <style:style style:name="P20" style:parent-style-name="Standard" style:family="paragraph">
      <style:text-properties style:font-name="Arial" style:font-name-complex="Arial"/>
    </style:style>
    <style:style style:name="P21" style:parent-style-name="Standard" style:family="paragraph">
      <style:text-properties style:font-name="Arial" style:font-name-complex="Arial"/>
    </style:style>
    <style:style style:name="P22" style:parent-style-name="Standard" style:family="paragraph">
      <style:text-properties style:font-name="Arial" style:font-name-complex="Arial"/>
    </style:style>
    <style:style style:name="P23" style:parent-style-name="Standard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T27" style:parent-style-name="Absatz-Standardschriftart" style:family="text">
      <style:text-properties style:font-name="Arial" style:font-name-complex="Arial" fo:font-weight="bold" style:font-weight-asian="bold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P30" style:parent-style-name="Standard" style:family="paragraph">
      <style:text-properties style:font-name="Arial" style:font-name-complex="Arial" fo:font-weight="bold" style:font-weight-asian="bold"/>
    </style:style>
    <style:style style:name="P31" style:parent-style-name="Standard" style:family="paragraph">
      <style:text-properties style:font-name="Arial" style:font-name-complex="Arial"/>
    </style:style>
    <style:style style:name="P32" style:parent-style-name="Standard" style:family="paragraph">
      <style:text-properties style:font-name="Arial" style:font-name-complex="Arial" fo:font-weight="bold" style:font-weight-asian="bold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Standard" style:family="paragraph">
      <style:text-properties style:font-name="Arial" style:font-name-complex="Arial"/>
    </style:style>
    <style:style style:name="P35" style:parent-style-name="Standard" style:family="paragraph">
      <style:text-properties style:font-name="Arial" style:font-name-complex="Arial"/>
    </style:style>
    <style:style style:name="P36" style:parent-style-name="Standard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Standard" style:family="paragraph">
      <style:text-properties style:font-name="Arial" style:font-name-complex="Arial"/>
    </style:style>
    <style:style style:name="P42" style:parent-style-name="Standard" style:family="paragraph">
      <style:text-properties style:font-name="Arial" style:font-name-complex="Arial" fo:font-weight="bold" style:font-weight-asian="bold"/>
    </style:style>
    <style:style style:name="P43" style:parent-style-name="Standard" style:family="paragraph">
      <style:text-properties style:font-name="Arial" style:font-name-complex="Arial"/>
    </style:style>
    <style:style style:name="P44" style:parent-style-name="Standard" style:family="paragraph">
      <style:text-properties style:font-name="Arial" style:font-name-complex="Arial"/>
    </style:style>
    <style:style style:name="P45" style:parent-style-name="Standard" style:family="paragraph">
      <style:text-properties style:font-name="Arial" style:font-name-complex="Arial"/>
    </style:style>
    <style:style style:name="P46" style:parent-style-name="Standard" style:family="paragraph"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/>
    </style:style>
    <style:style style:name="P48" style:parent-style-name="Standard" style:family="paragraph">
      <style:text-properties style:font-name="Arial" style:font-name-complex="Arial"/>
    </style:style>
    <style:style style:name="P49" style:parent-style-name="Standard" style:family="paragraph">
      <style:text-properties style:font-name="Arial" style:font-name-complex="Arial"/>
    </style:style>
    <style:style style:name="P50" style:parent-style-name="Standard" style:family="paragraph">
      <style:text-properties style:font-name="Arial" style:font-name-complex="Arial"/>
    </style:style>
    <style:style style:name="P51" style:parent-style-name="Standard" style:family="paragraph">
      <style:text-properties style:font-name="Arial" style:font-name-complex="Arial"/>
    </style:style>
    <style:style style:name="P52" style:parent-style-name="Standard" style:family="paragraph">
      <style:text-properties style:font-name="Arial" style:font-name-complex="Arial"/>
    </style:style>
    <style:style style:name="P53" style:parent-style-name="Standard" style:family="paragraph">
      <style:text-properties style:font-name="Arial" style:font-name-complex="Arial"/>
    </style:style>
    <style:style style:name="P54" style:parent-style-name="Standard" style:family="paragraph">
      <style:text-properties style:font-name="Arial" style:font-name-complex="Arial"/>
    </style:style>
    <style:style style:name="P55" style:parent-style-name="Standard" style:family="paragraph">
      <style:text-properties style:font-name="Arial" style:font-name-complex="Arial"/>
    </style:style>
    <style:style style:name="P56" style:parent-style-name="Standard" style:family="paragraph">
      <style:text-properties style:font-name="Arial" style:font-name-complex="Arial"/>
    </style:style>
    <style:style style:name="P57" style:parent-style-name="Standard" style:family="paragraph">
      <style:text-properties style:font-name="Arial" style:font-name-complex="Arial"/>
    </style:style>
    <style:style style:name="P58" style:parent-style-name="Standard" style:family="paragraph">
      <style:text-properties style:font-name="Arial" style:font-name-complex="Arial"/>
    </style:style>
    <style:style style:name="P59" style:parent-style-name="Standard" style:family="paragraph">
      <style:text-properties style:font-name="Arial" style:font-name-complex="Arial"/>
    </style:style>
    <style:style style:name="P60" style:parent-style-name="Standard" style:family="paragraph">
      <style:text-properties style:font-name="Arial" style:font-name-complex="Arial"/>
    </style:style>
    <style:style style:name="P61" style:parent-style-name="Standard" style:family="paragraph">
      <style:text-properties style:font-name="Arial" style:font-name-complex="Arial"/>
    </style:style>
    <style:style style:name="P62" style:parent-style-name="Standard" style:family="paragraph">
      <style:text-properties style:font-name="Arial" style:font-name-complex="Arial"/>
    </style:style>
    <style:style style:name="P63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64" style:parent-style-name="Standard" style:family="paragraph">
      <style:text-properties style:font-name="Arial" style:font-name-complex="Arial"/>
    </style:style>
    <style:style style:name="P65" style:parent-style-name="Standard" style:family="paragraph">
      <style:text-properties style:font-name="Arial" style:font-name-complex="Arial"/>
    </style:style>
    <style:style style:name="P66" style:parent-style-name="Standard" style:family="paragraph">
      <style:text-properties style:font-name="Arial" style:font-name-complex="Arial"/>
    </style:style>
    <style:style style:name="P67" style:parent-style-name="Standard" style:family="paragraph">
      <style:text-properties style:font-name="Arial" style:font-name-complex="Arial"/>
    </style:style>
    <style:style style:name="P68" style:parent-style-name="Standard" style:family="paragraph">
      <style:text-properties style:font-name="Arial" style:font-name-complex="Arial"/>
    </style:style>
    <style:style style:name="P69" style:parent-style-name="Standard" style:family="paragraph">
      <style:text-properties style:font-name="Arial" style:font-name-complex="Arial"/>
    </style:style>
    <style:style style:name="P70" style:parent-style-name="Standard" style:family="paragraph">
      <style:text-properties style:font-name="Arial" style:font-name-complex="Arial"/>
    </style:style>
    <style:style style:name="P71" style:parent-style-name="Standard" style:family="paragraph">
      <style:text-properties style:font-name="Arial" style:font-name-complex="Arial"/>
    </style:style>
    <style:style style:name="P72" style:parent-style-name="Standard" style:family="paragraph">
      <style:text-properties style:font-name="Arial" style:font-name-complex="Arial"/>
    </style:style>
    <style:style style:name="T73" style:parent-style-name="Absatz-Standardschriftart" style:family="text">
      <style:text-properties style:font-name="Arial" style:font-name-complex="Arial"/>
    </style:style>
    <style:style style:name="P74" style:parent-style-name="Standard" style:family="paragraph">
      <style:text-properties style:font-name="Arial" style:font-name-complex="Arial"/>
    </style:style>
    <style:style style:name="P75" style:parent-style-name="Standard" style:family="paragraph">
      <style:text-properties style:font-name="Arial" style:font-name-complex="Arial"/>
    </style:style>
    <style:style style:name="P76" style:parent-style-name="Standard" style:family="paragraph">
      <style:text-properties style:font-name="Arial" style:font-name-complex="Arial"/>
    </style:style>
    <style:style style:name="P77" style:parent-style-name="Standard" style:family="paragraph">
      <style:text-properties style:font-name="Arial" style:font-name-complex="Arial"/>
    </style:style>
    <style:style style:name="T78" style:parent-style-name="Absatz-Standardschriftart" style:family="text">
      <style:text-properties style:font-name="Arial" style:font-name-complex="Arial"/>
    </style:style>
    <style:style style:name="T79" style:parent-style-name="Absatz-Standardschriftart" style:family="text">
      <style:text-properties style:font-name="Arial" style:font-name-complex="Arial"/>
    </style:style>
    <style:style style:name="P80" style:parent-style-name="Standard" style:family="paragraph">
      <style:text-properties style:font-name="Arial" style:font-name-complex="Arial"/>
    </style:style>
    <style:style style:name="P81" style:parent-style-name="Standard" style:family="paragraph">
      <style:text-properties style:font-name="Arial" style:font-name-complex="Arial"/>
    </style:style>
    <style:style style:name="P82" style:parent-style-name="Standard" style:family="paragraph">
      <style:text-properties style:font-name="Arial" style:font-name-complex="Arial"/>
    </style:style>
    <style:style style:name="P83" style:parent-style-name="Standard" style:family="paragraph">
      <style:text-properties style:font-name="Arial" style:font-name-complex="Arial"/>
    </style:style>
    <style:style style:name="P84" style:parent-style-name="Standard" style:family="paragraph">
      <style:text-properties style:font-name="Arial" style:font-name-complex="Arial"/>
    </style:style>
    <style:style style:name="P85" style:parent-style-name="Standard" style:family="paragraph">
      <style:text-properties style:font-name="Arial" style:font-name-complex="Arial"/>
    </style:style>
    <style:style style:name="P86" style:parent-style-name="Standard" style:family="paragraph">
      <style:text-properties style:font-name="Arial" style:font-name-complex="Arial"/>
    </style:style>
    <style:style style:name="P87" style:parent-style-name="Standard" style:family="paragraph"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/>
    </style:style>
    <style:style style:name="P89" style:parent-style-name="Standard" style:family="paragraph">
      <style:text-properties style:font-name="Arial" style:font-name-complex="Arial"/>
    </style:style>
    <style:style style:name="P90" style:parent-style-name="Standard" style:family="paragraph">
      <style:text-properties style:font-name="Arial" style:font-name-complex="Arial"/>
    </style:style>
    <style:style style:name="P91" style:parent-style-name="Standard" style:family="paragraph">
      <style:text-properties style:font-name="Arial" style:font-name-complex="Arial"/>
    </style:style>
    <style:style style:name="P92" style:parent-style-name="Standard" style:family="paragraph">
      <style:text-properties style:font-name="Arial" style:font-name-complex="Arial"/>
    </style:style>
    <style:style style:name="P93" style:parent-style-name="Standard" style:family="paragraph">
      <style:text-properties style:font-name="Arial" style:font-name-complex="Arial"/>
    </style:style>
    <style:style style:name="P94" style:parent-style-name="Standard" style:family="paragraph">
      <style:text-properties style:font-name="Arial" style:font-name-complex="Arial"/>
    </style:style>
    <style:style style:name="P95" style:parent-style-name="Standard" style:family="paragraph">
      <style:text-properties style:font-name="Arial" style:font-name-complex="Arial"/>
    </style:style>
    <style:style style:name="P96" style:parent-style-name="Standard" style:family="paragraph">
      <style:text-properties style:font-name="Arial" style:font-name-complex="Arial"/>
    </style:style>
    <style:style style:name="P97" style:parent-style-name="Standard" style:family="paragraph"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/>
    </style:style>
    <style:style style:name="P99" style:parent-style-name="Standard" style:family="paragraph"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text-properties style:font-name="Arial" style:font-name-complex="Arial"/>
    </style:style>
    <style:style style:name="P102" style:parent-style-name="Standard" style:family="paragraph"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paragraph-properties fo:break-before="page"/>
    </style:style>
    <style:style style:name="T105" style:parent-style-name="Absatz-Standardschriftart" style:family="text">
      <style:text-properties style:font-name="Arial" style:font-name-complex="Arial" fo:font-weight="bold" style:font-weight-asian="bold"/>
    </style:style>
    <style:style style:name="P106" style:parent-style-name="Standard" style:family="paragraph">
      <style:text-properties style:font-name="Arial" style:font-name-complex="Arial"/>
    </style:style>
    <style:style style:name="T107" style:parent-style-name="Absatz-Standardschriftart" style:family="text">
      <style:text-properties style:font-name="Arial" style:font-name-complex="Arial"/>
    </style:style>
    <style:style style:name="T108" style:parent-style-name="Absatz-Standardschriftart" style:family="text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T112" style:parent-style-name="Absatz-Standardschriftart" style:family="text">
      <style:text-properties style:font-name="Arial" style:font-name-complex="Arial"/>
    </style:style>
    <style:style style:name="T113" style:parent-style-name="Absatz-Standardschriftart" style:family="text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T115" style:parent-style-name="Absatz-Standardschriftart" style:family="text">
      <style:text-properties style:font-name="Arial" style:font-name-complex="Arial"/>
    </style:style>
    <style:style style:name="T116" style:parent-style-name="Absatz-Standardschriftart" style:family="text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T127" style:parent-style-name="Absatz-Standardschriftart" style:family="text">
      <style:text-properties style:font-name="Arial" style:font-name-complex="Arial"/>
    </style:style>
    <style:style style:name="T128" style:parent-style-name="Absatz-Standardschriftart" style:family="text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T133" style:parent-style-name="Absatz-Standardschriftart" style:family="text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T136" style:parent-style-name="Absatz-Standardschriftart" style:family="text">
      <style:text-properties style:font-name="Arial" style:font-name-complex="Arial"/>
    </style:style>
    <style:style style:name="T137" style:parent-style-name="Absatz-Standardschriftart" style:family="text">
      <style:text-properties style:font-name="Arial" style:font-name-complex="Arial"/>
    </style:style>
    <style:style style:name="T138" style:parent-style-name="Absatz-Standardschriftart" style:family="text">
      <style:text-properties style:font-name="Arial" style:font-name-complex="Arial"/>
    </style:style>
    <style:style style:name="T139" style:parent-style-name="Absatz-Standardschriftart" style:family="text">
      <style:text-properties style:font-name="Arial" style:font-name-complex="Arial"/>
    </style:style>
    <style:style style:name="T140" style:parent-style-name="Absatz-Standardschriftart" style:family="text">
      <style:text-properties style:font-name="Arial" style:font-name-complex="Arial"/>
    </style:style>
    <style:style style:name="T141" style:parent-style-name="Absatz-Standardschriftart" style:family="text">
      <style:text-properties style:font-name="Arial" style:font-name-complex="Arial"/>
    </style:style>
    <style:style style:name="T142" style:parent-style-name="Absatz-Standardschriftart" style:family="text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T148" style:parent-style-name="Absatz-Standardschriftart" style:family="text">
      <style:text-properties style:font-name="Arial" style:font-name-complex="Arial"/>
    </style:style>
    <style:style style:name="T149" style:parent-style-name="Absatz-Standardschriftart" style:family="text">
      <style:text-properties style:font-name="Arial" style:font-name-complex="Arial"/>
    </style:style>
    <style:style style:name="T150" style:parent-style-name="Absatz-Standardschriftart" style:family="text">
      <style:text-properties style:font-name="Arial" style:font-name-complex="Arial"/>
    </style:style>
    <style:style style:name="T151" style:parent-style-name="Absatz-Standardschriftart" style:family="text">
      <style:text-properties style:font-name="Arial" style:font-name-complex="Arial"/>
    </style:style>
    <style:style style:name="T152" style:parent-style-name="Absatz-Standardschriftart" style:family="text">
      <style:text-properties style:font-name="Arial" style:font-name-complex="Arial"/>
    </style:style>
    <style:style style:name="T153" style:parent-style-name="Absatz-Standardschriftart" style:family="text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T160" style:parent-style-name="Absatz-Standardschriftart" style:family="text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T169" style:parent-style-name="Absatz-Standardschriftart" style:family="text">
      <style:text-properties style:font-name="Arial" style:font-name-complex="Arial"/>
    </style:style>
    <style:style style:name="T170" style:parent-style-name="Absatz-Standardschriftart" style:family="text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T182" style:parent-style-name="Absatz-Standardschriftart" style:family="text">
      <style:text-properties style:font-name="Arial" style:font-name-complex="Arial"/>
    </style:style>
    <style:style style:name="P183" style:parent-style-name="Standard" style:family="paragraph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T191" style:parent-style-name="Absatz-Standardschriftart" style:family="text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P195" style:parent-style-name="Standard" style:family="paragraph">
      <style:text-properties style:font-name="Arial" style:font-name-complex="Arial"/>
    </style:style>
    <style:style style:name="P196" style:parent-style-name="Standard" style:family="paragraph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T203" style:parent-style-name="Absatz-Standardschriftart" style:family="text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/>
    </style:style>
    <style:style style:name="T212" style:parent-style-name="Absatz-Standardschriftart" style:family="text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T224" style:parent-style-name="Absatz-Standardschriftart" style:family="text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T233" style:parent-style-name="Absatz-Standardschriftart" style:family="text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T243" style:parent-style-name="Absatz-Standardschriftart" style:family="text">
      <style:text-properties style:font-name="Arial" style:font-name-complex="Arial"/>
    </style:style>
    <style:style style:name="P244" style:parent-style-name="Standard" style:family="paragraph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T256" style:parent-style-name="Absatz-Standardschriftart" style:family="text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T268" style:parent-style-name="Absatz-Standardschriftart" style:family="text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T270" style:parent-style-name="Absatz-Standardschriftart" style:family="text">
      <style:text-properties style:font-name="Arial" style:font-name-complex="Arial"/>
    </style:style>
    <style:style style:name="T271" style:parent-style-name="Absatz-Standardschriftart" style:family="text">
      <style:text-properties style:font-name="Arial" style:font-name-complex="Arial"/>
    </style:style>
    <style:style style:name="P272" style:parent-style-name="Standard" style:family="paragraph">
      <style:text-properties style:font-name="Arial" style:font-name-complex="Arial"/>
    </style:style>
    <style:style style:name="T273" style:parent-style-name="Absatz-Standardschriftart" style:family="text">
      <style:text-properties style:font-name="Arial" style:font-name-complex="Arial"/>
    </style:style>
    <style:style style:name="P274" style:parent-style-name="Standard" style:family="paragraph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Standard" style:family="paragraph">
      <style:text-properties style:font-name="Arial" style:font-name-complex="Arial"/>
    </style:style>
    <style:style style:name="P277" style:parent-style-name="Standard" style:family="paragraph">
      <style:text-properties style:font-name="Arial" style:font-name-complex="Arial"/>
    </style:style>
    <style:style style:name="P278" style:parent-style-name="Standard" style:family="paragraph">
      <style:text-properties style:font-name="Arial" style:font-name-complex="Arial"/>
    </style:style>
    <style:style style:name="P279" style:parent-style-name="Standard" style:family="paragraph">
      <style:text-properties style:font-name="Arial" style:font-name-complex="Arial"/>
    </style:style>
    <style:style style:name="P280" style:parent-style-name="Standard" style:family="paragraph">
      <style:text-properties style:font-name="Arial" style:font-name-complex="Arial"/>
    </style:style>
    <style:style style:name="P281" style:parent-style-name="Standard" style:family="paragraph">
      <style:paragraph-properties fo:break-before="page"/>
    </style:style>
    <style:style style:name="T282" style:parent-style-name="Absatz-Standardschriftart" style:family="text">
      <style:text-properties style:font-name="Arial" style:font-name-complex="Arial" fo:font-weight="bold" style:font-weight-asian="bold"/>
    </style:style>
    <style:style style:name="P283" style:parent-style-name="Standard" style:family="paragraph">
      <style:text-properties style:font-name="Arial" style:font-name-complex="Arial"/>
    </style:style>
    <style:style style:name="P284" style:parent-style-name="Standard" style:family="paragraph">
      <style:text-properties style:font-name="Arial" style:font-name-complex="Arial"/>
    </style:style>
    <style:style style:name="P285" style:parent-style-name="Standard" style:family="paragraph">
      <style:text-properties style:font-name="Arial" style:font-name-complex="Arial"/>
    </style:style>
    <style:style style:name="P286" style:parent-style-name="Standard" style:family="paragraph">
      <style:text-properties style:font-name="Arial" style:font-name-complex="Arial"/>
    </style:style>
    <style:style style:name="P287" style:parent-style-name="Standard" style:family="paragraph">
      <style:paragraph-properties fo:break-before="page"/>
      <style:text-properties style:font-name="Arial" style:font-name-complex="Arial" fo:font-weight="bold" style:font-weight-asian="bold"/>
    </style:style>
    <style:style style:name="P288" style:parent-style-name="Standard" style:family="paragraph">
      <style:text-properties style:font-name="Arial" style:font-name-complex="Arial"/>
    </style:style>
    <style:style style:name="P289" style:parent-style-name="Standard" style:family="paragraph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P291" style:parent-style-name="Standard" style:family="paragraph">
      <style:text-properties style:font-name="Arial" style:font-name-complex="Arial"/>
    </style:style>
    <style:style style:name="P292" style:parent-style-name="Standard" style:family="paragraph">
      <style:text-properties style:font-name="Arial" style:font-name-complex="Arial"/>
    </style:style>
    <style:style style:name="P293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Pferdefütterung Module</text:p>
      <text:p text:style-name="P2"/>
      <text:p text:style-name="P3">Modul Menü</text:p>
      <text:p text:style-name="P4"/>
      <text:p text:style-name="P5">Die Struktur des Menübaums ist in der Datei<text:s/>Beschreibung.Menuestruktur.odp<text:s/>festgelegt. Dort sind auch die Besonderheiten der einzelnen Punkte beschrieben. Die Beschreibung wird in der Notiz Ansicht sichtbar.</text:p>
      <text:p text:style-name="P6"/>
      <text:p text:style-name="P7"/>
      <text:p text:style-name="P8">Modul Bildschirmschoner</text:p>
      <text:p text:style-name="P9"/>
      <text:p text:style-name="Standard"><text:span text:style-name="T10">Im Modul Bildschirmschoner wird nachgeschaut, ob es Fehler gegeben hat. Der Bildsch</text:span><text:span text:style-name="T11">irm erhält im Ruhezustand des Gerätes eine entsprechende Meldung.</text:span></text:p>
      <text:p text:style-name="P12"/>
      <text:p text:style-name="P13">if:</text:p>
      <text:p text:style-name="P14"><text:tab/>Keine Aktivität seit AutoLogOff AND Tabelle Anlagenprotokoll einen Datensatz enthält, der nicht quittiert ist</text:p>
      <text:p text:style-name="P15">Anzeige: „Es sind Fehler aufgetreten“</text:p>
      <text:p text:style-name="P16">elif:</text:p>
      <text:p text:style-name="P17">Keine Aktivität seit AutoLogOff</text:p>
      <text:p text:style-name="P18"><text:span text:style-name="T19">Anzeige: „System läuft fehlerfrei“</text:span></text:p>
      <text:p text:style-name="P20">else:</text:p>
      <text:p text:style-name="P21"><text:tab/>Anzeige Hauptmenue</text:p>
      <text:p text:style-name="P22"><text:tab/>Bildschirm Hintergrundbeleuchtung aus (zu klären ob das geht)</text:p>
      <text:p text:style-name="P23"/>
      <text:p text:style-name="P24">Gut wäre eine Funktion die die Meldung über den Bildschirm „verschiebt“ um ein Einbrennen der Meldungen zu vermeiden.</text:p>
      <text:p text:style-name="P25"/>
      <text:p text:style-name="P26"/>
      <text:p text:style-name="Standard"><text:span text:style-name="T27">Modul Einstellen der Uhrzeit</text:span></text:p>
      <text:p text:style-name="P28"/>
      <text:p text:style-name="P29"/>
      <text:p text:style-name="P30">Modul zentrale Fütterungslogik</text:p>
      <text:p text:style-name="P31"/>
      <text:p text:style-name="P32">Unterprogramm Maximale Futtermenge je Stunde</text:p>
      <text:p text:style-name="P33"/>
      <text:p text:style-name="P34">WENN</text:p>
      <text:p text:style-name="P35">Stundengrenze erreicht ist:</text:p>
      <text:p text:style-name="P36">DANN</text:p>
      <text:p text:style-name="P37">Für alle Pferde:</text:p>
      <text:p text:style-name="P38">Lösche<text:s/>MengeInAktuellerStunde</text:p>
      <text:p text:style-name="P39">ELSE</text:p>
      <text:p text:style-name="P40"><text:tab/>Mache nichts</text:p>
      <text:p text:style-name="P41"/>
      <text:p text:style-name="P42">Unterprogramm Zyklusstart</text:p>
      <text:p text:style-name="P43"/>
      <text:p text:style-name="P44">WENN</text:p>
      <text:p text:style-name="P45">Zyklusstartzeit erreicht ist:</text:p>
      <text:p text:style-name="P46">DANN</text:p>
      <text:p text:style-name="P47">Für alle Pferde:</text:p>
      <text:p text:style-name="P48">Lösche Futter1abgerufenGestern</text:p>
      <text:soft-page-break/>
      <text:p text:style-name="P49">Lösche Futter2abgerufenGestern</text:p>
      <text:p text:style-name="P50">Lösche Futter3abgerufenGestern</text:p>
      <text:p text:style-name="P51">Lösche Futter4abgerufenGestern</text:p>
      <text:p text:style-name="P52">Lösche Raufutterminuten1abgerufenGestern</text:p>
      <text:p text:style-name="P53">Lösche Raufutterminuten2abgerufenGestern</text:p>
      <text:p text:style-name="P54">Kopiere Futter1abgerufenHeute nach Futter1abgerufenGestern</text:p>
      <text:p text:style-name="P55">Kopiere Futter2abgerufenHeute nach Futter2abgerufenGestern</text:p>
      <text:p text:style-name="P56">Kopiere Futter3abgerufenHeute nach Futter3abgerufenGestern</text:p>
      <text:p text:style-name="P57">Kopiere Futter4abgerufenHeute nach Futter4abgerufenGestern</text:p>
      <text:p text:style-name="P58">Kopiere Raufutterminuten1abgerufenHeute nach Raufutterminuten1abgerufenGestern</text:p>
      <text:p text:style-name="P59">Kopiere Raufutterminuten2abgerufenHeute nach Raufutterminuten2abgerufenGestern</text:p>
      <text:p text:style-name="P60">ELSE</text:p>
      <text:p text:style-name="P61"><text:tab/>Mache nichts</text:p>
      <text:p text:style-name="P62"/>
      <text:soft-page-break/>
      <text:p text:style-name="P63">Modul Tests</text:p>
      <text:p text:style-name="P64"/>
      <text:p text:style-name="P65">Die<text:s/>hier programmierten Tests sind gleichzeitig die Bausteine für den Betrieb</text:p>
      <text:p text:style-name="P66"/>
      <text:p text:style-name="P67">Auswurf Futter1</text:p>
      <text:p text:style-name="P68">WENN</text:p>
      <text:p text:style-name="P69">Kommando Auswurf Futter1</text:p>
      <text:p text:style-name="P70">DANN</text:p>
      <text:p text:style-name="P71"><text:tab/>Einschalten Motor1</text:p>
      <text:p text:style-name="P72"><text:tab/>WENN</text:p>
      <text:p text:style-name="Standard"><text:span text:style-name="T73">Endschalter Motor1 = false</text:span></text:p>
      <text:p text:style-name="P74">UND</text:p>
      <text:p text:style-name="P75">Motorlaufzeit &gt;<text:s/>Umdrehungszeit Motor1</text:p>
      <text:p text:style-name="P76">DANN</text:p>
      <text:p text:style-name="P77">Ausschalten Motor1</text:p>
      <text:p text:style-name="Standard"><text:span text:style-name="T78">Meldung Display: BlockadeMotor1</text:span></text:p>
      <text:p text:style-name="Standard"><text:span text:style-name="T79">Speichern Fehlermeldung (BlockadeMotor1=true)</text:span></text:p>
      <text:p text:style-name="P80">ELSE</text:p>
      <text:p text:style-name="P81"><text:tab/><text:tab/>WENN</text:p>
      <text:p text:style-name="P82">Endschalter Motor1 = true</text:p>
      <text:p text:style-name="P83">DANN</text:p>
      <text:p text:style-name="P84">Ausschalten Motor1</text:p>
      <text:p text:style-name="P85">ELSE</text:p>
      <text:p text:style-name="P86">Mache nichts</text:p>
      <text:p text:style-name="P87">ELSE</text:p>
      <text:p text:style-name="P88"><text:tab/>Mache nichts</text:p>
      <text:p text:style-name="P89"/>
      <text:p text:style-name="P90">Alle andern Tests sind analog<text:s/>umzusetzen</text:p>
      <text:p text:style-name="P91"/>
      <text:p text:style-name="P92">Auswurf Futter2</text:p>
      <text:p text:style-name="P93">Auswurf Futter3</text:p>
      <text:p text:style-name="P94">Auswurf Futter4</text:p>
      <text:p text:style-name="P95">Öffnen / Schließen Schieber1</text:p>
      <text:p text:style-name="P96">Öffnen / Schließen Schieber2</text:p>
      <text:p text:style-name="P97">Öffnen / Schließen Schieber3</text:p>
      <text:p text:style-name="P98">Öffnen / Schließen Schieber4</text:p>
      <text:p text:style-name="P99">Öffnen Selektionstor</text:p>
      <text:p text:style-name="P100">Transpondererkennung</text:p>
      <text:p text:style-name="P101"/>
      <text:p text:style-name="P102"/>
      <text:p text:style-name="P103"/>
      <text:soft-page-break/>
      <text:p text:style-name="P104"><text:span text:style-name="T105">Modul Betriebsdaten</text:span></text:p>
      <text:p text:style-name="P106"/>
      <text:p text:style-name="Standard"><text:span text:style-name="T107">Anzeige<text:s/></text:span><text:span text:style-name="T108">Alarmliste Heute</text:span></text:p>
      <text:p text:style-name="P109"/>
      <text:p text:style-name="P110">Je Pferd:</text:p>
      <text:p text:style-name="P111">WENN</text:p>
      <text:p text:style-name="Standard"><text:span text:style-name="T112">((Futter1Zuteilung + Futter2Zuteilung + Futter3 Zuteilung Futter4Zuteilung) / Verteilzeit x aufgelaufene Zykluszeit)) - (Futter1abgerufenHeute +Futter2abgerufenHeute + Futter3abgerufenHeute +Futter4abgerufenHeute) &gt; ((Futte</text:span><text:span text:style-name="T113">r1Zuteilung + Futter2Zuteilung + Futter3 Zuteilung Futter4Zuteilung) / Verteilzeit x aufgelaufene Zykluszeit)) x Alarmschwelle /100</text:span></text:p>
      <text:p text:style-name="P114">ODER</text:p>
      <text:p text:style-name="Standard"><text:span text:style-name="T115">((Raufutterminuten1Zuteilung+ Raufutterminuten2Zuteilung) ) / Verteilzeit x aufgelaufene Zykluszeit)) - (Raufutterminut</text:span><text:span text:style-name="T116">en1abgerufenHeute + Raufutterminuten2abgerufenHeute) &gt; ((Raufutterminuten1Zuteilung+ Raufutterminuten2Zuteilung) ) / Verteilzeit x aufgelaufene Zykluszeit)) x Alarmschwelle /100</text:span></text:p>
      <text:p text:style-name="P117">DANN</text:p>
      <text:p text:style-name="P118">Anzeige Pferdename</text:p>
      <text:p text:style-name="P119"/>
      <text:p text:style-name="P120"/>
      <text:p text:style-name="P121">Anzeige Alarmliste gestern</text:p>
      <text:p text:style-name="P122"/>
      <text:p text:style-name="P123">Je Pferd:</text:p>
      <text:p text:style-name="P124">WENN</text:p>
      <text:p text:style-name="P125">(Futter1Zuteilung + Futter2Zuteilung + Futter3 Zuteilung Futter4Zuteilung) - (Futter1abgerufenGestern +Futter2abgerufenGestern + Futter3abgerufenGestern +Futter4abgerufenGestern) &gt; (Futter1Zuteilung + Futter2Zuteilung + Futter3 Zuteilung Futter4Zuteilung) x Alarmschwelle /100</text:p>
      <text:p text:style-name="P126">ODER</text:p>
      <text:p text:style-name="Standard"><text:span text:style-name="T127">(Raufutterminuten1Zuteilung+ Raufutterminuten2Zuteilung) - (Raufutterminuten1abgerufenHeute + Raufutterminuten2abgerufenHeute) &gt;</text:span><text:span text:style-name="T128"><text:s/>(Raufutterminuten1Zuteilung+ Raufutterminuten2Zuteilung) x Alarmschwelle /100</text:span></text:p>
      <text:p text:style-name="P129">DANN</text:p>
      <text:p text:style-name="P130">Anzeige Pferdename</text:p>
      <text:p text:style-name="P131"/>
      <text:p text:style-name="P132"/>
      <text:p text:style-name="Standard"><text:span text:style-name="T133">Anzeige: Stand der Abrufe Heute Auswahl über Pferdenummer und Name</text:span></text:p>
      <text:p text:style-name="P134">Pferdenummer</text:p>
      <text:p text:style-name="P135">Pferdename</text:p>
      <text:p text:style-name="Standard"><text:span text:style-name="T136">Futter1abgerufenHeute</text:span></text:p>
      <text:p text:style-name="Standard"><text:span text:style-name="T137">Futter2abgerufenHeute</text:span></text:p>
      <text:p text:style-name="Standard"><text:span text:style-name="T138">Futter3abgerufen</text:span><text:span text:style-name="T139">Heute</text:span></text:p>
      <text:p text:style-name="Standard"><text:span text:style-name="T140">Futter4abgerufenHeute</text:span></text:p>
      <text:p text:style-name="Standard"><text:span text:style-name="T141">Raufutterminuten1abgerufenHeute</text:span></text:p>
      <text:p text:style-name="Standard"><text:span text:style-name="T142">Raufutterminuten2abgerufenHeute</text:span></text:p>
      <text:p text:style-name="P143"/>
      <text:p text:style-name="P144"/>
      <text:p text:style-name="P145">Anzeige: Stand der Abrufe gestern Auswahl über Pferdenummer und Name</text:p>
      <text:p text:style-name="P146">Pferdenummer</text:p>
      <text:p text:style-name="P147">Pferdename</text:p>
      <text:soft-page-break/>
      <text:p text:style-name="Standard"><text:span text:style-name="T148">Futter1abgerufenHeute</text:span></text:p>
      <text:p text:style-name="Standard"><text:span text:style-name="T149">Futter2abgerufenHeute</text:span></text:p>
      <text:p text:style-name="Standard"><text:span text:style-name="T150">Futter3abgerufenHeute</text:span></text:p>
      <text:p text:style-name="Standard"><text:span text:style-name="T151">Futter4abgerufenHeute</text:span></text:p>
      <text:p text:style-name="Standard"><text:span text:style-name="T152">Raufutterminuten1abgerufenHeute</text:span></text:p>
      <text:p text:style-name="Standard"><text:span text:style-name="T153">Raufutterminuten2abgerufenHeute</text:span></text:p>
      <text:p text:style-name="P154"/>
      <text:p text:style-name="P155"/>
      <text:p text:style-name="P156"/>
      <text:soft-page-break/>
      <text:p text:style-name="P157">Modul Kraftfutter</text:p>
      <text:p text:style-name="P158"/>
      <text:p text:style-name="P159">Besonderheit ist Futter 4. Dieses wird immer „zeitgleich“ zu einem anderen Futter gefüttert. Hier ist, wenn vorhanden, der Mineralfutterbehälter anzuschließen</text:p>
      <text:p text:style-name="Standard"><text:span text:style-name="T160">Abgelaufene Zykluszeit ist gleich aktuelle Zeit – Zyklusstart <text:s/>Achtung! Tagesübergreifende Rechnung</text:span></text:p>
      <text:p text:style-name="P161"/>
      <text:p text:style-name="P162">Ausgangszustand: Station ist leer, Nachlaufsperre befindet sich in Stellung offen</text:p>
      <text:p text:style-name="P163"/>
      <text:p text:style-name="P164">WENN</text:p>
      <text:p text:style-name="P165">Pferd wird in Futterstand erkannt</text:p>
      <text:p text:style-name="P166">DANN</text:p>
      <text:p text:style-name="P167">Berechnen ob Pferd Anspruch auf Futter1hat:</text:p>
      <text:p text:style-name="P168">WENN</text:p>
      <text:p text:style-name="Standard"><text:span text:style-name="T169">Futter1Zuteilung / Verteilzeit x aufgelaufene Zykluszeit - Futter1abgerufenHeute &gt;</text:span><text:span text:style-name="T170"><text:s/>Futter1Kalibierung</text:span></text:p>
      <text:p text:style-name="P171">UND</text:p>
      <text:p text:style-name="P172">MengeInAktuellerStunde+ Futter1Kalibierung &lt; MaximaleMengeH</text:p>
      <text:p text:style-name="P173">UND</text:p>
      <text:p text:style-name="P174">Uhrzeit- Futter1letzteZuteilung &gt; Verzoegerung</text:p>
      <text:p text:style-name="P175">UND</text:p>
      <text:p text:style-name="P176">Uhrzeit- Futter2letzteZuteilung &gt; Verzoegerung</text:p>
      <text:p text:style-name="P177">UND</text:p>
      <text:p text:style-name="P178">Uhrzeit- Futter3letzteZuteilung &gt; Verzoegerung</text:p>
      <text:p text:style-name="P179">DANN</text:p>
      <text:p text:style-name="P180">Schließen<text:s/>Nachlaufsperre</text:p>
      <text:p text:style-name="P181">Speichern Uhrzeit in Futter1letzteZuteilung</text:p>
      <text:p text:style-name="Standard"><text:span text:style-name="T182">Speichern Futter1abgerufenHeute + Futter1Kalibierung in Futter1abgerufenHeute</text:span></text:p>
      <text:p text:style-name="P183">Speichern MengeInAktuellerStunde + Futter1Kalibierung in MengeInAktuellerStunde</text:p>
      <text:p text:style-name="P184">Anzeige Display Pferdename „Fütterung läuft“</text:p>
      <text:p text:style-name="P185">Auswurf Futter1</text:p>
      <text:p text:style-name="P186">Öffne Nachlaufsperre</text:p>
      <text:p text:style-name="P187"/>
      <text:p text:style-name="P188">DANN</text:p>
      <text:p text:style-name="P189">Berechnen ob Pferd Anspruch auf Futter2hat:</text:p>
      <text:p text:style-name="P190">WENN</text:p>
      <text:p text:style-name="Standard"><text:span text:style-name="T191">Futter2Zuteilung / Verteilzeit x aufgelaufene Zykluszeit – Futter2abgerufenHeute &gt; Futter2Kalibierung</text:span></text:p>
      <text:p text:style-name="P192">UND</text:p>
      <text:p text:style-name="P193">MengeInAktuellerStunde+ Futter2Kalibierung &lt; MaximaleMengeH</text:p>
      <text:p text:style-name="P194">UND</text:p>
      <text:p text:style-name="P195">Uhrzeit- Futter1letzteZuteilung &gt; Verzoegerung</text:p>
      <text:p text:style-name="P196">UND</text:p>
      <text:p text:style-name="P197">Uhrzeit- Futter2letzteZuteilung &gt; Verzoegerung</text:p>
      <text:p text:style-name="P198">UND</text:p>
      <text:p text:style-name="P199">Uhrzeit- Futter3letzteZuteilung &gt;<text:s/>Verzoegerung</text:p>
      <text:p text:style-name="P200">DANN</text:p>
      <text:p text:style-name="P201">Schließen Nachlaufsperre</text:p>
      <text:p text:style-name="P202">Speichern Uhrzeit in Futter2letzteZuteilung</text:p>
      <text:p text:style-name="Standard"><text:span text:style-name="T203">Speichern Futter2abgerufenHeute + Futter2Kalibierung in Futter2abgerufenHeute</text:span></text:p>
      <text:p text:style-name="P204">Speichern MengeInAktuellerStunde + Futter2Kalibierung in MengeInAktuellerStunde</text:p>
      <text:soft-page-break/>
      <text:p text:style-name="P205">Anzeige Display Pferdename „Fütterung läuft“</text:p>
      <text:p text:style-name="P206">Auswurf Futter2</text:p>
      <text:p text:style-name="P207">Öffne Nachlaufsperre</text:p>
      <text:p text:style-name="P208"/>
      <text:p text:style-name="P209">DANN</text:p>
      <text:p text:style-name="P210">Berechnen ob Pferd Anspruch auf Futter3hat:</text:p>
      <text:p text:style-name="P211">WENN</text:p>
      <text:p text:style-name="Standard"><text:span text:style-name="T212">Futter3Zuteilung / Verteilzeit x aufgelaufene Zykluszeit – Futter3abgerufenHeute &gt; Futter3Kalibierung</text:span></text:p>
      <text:p text:style-name="P213">UND</text:p>
      <text:p text:style-name="P214">MengeInAktuellerStunde+<text:s/>Futter3Kalibierung &lt; MaximaleMengeH</text:p>
      <text:p text:style-name="P215">UND</text:p>
      <text:p text:style-name="P216">Uhrzeit- Futter1letzteZuteilung &gt; Verzoegerung</text:p>
      <text:p text:style-name="P217">UND</text:p>
      <text:p text:style-name="P218">Uhrzeit- Futter2letzteZuteilung &gt; Verzoegerung</text:p>
      <text:p text:style-name="P219">UND</text:p>
      <text:p text:style-name="P220">Uhrzeit- Futter3letzteZuteilung &gt; Verzoegerung</text:p>
      <text:p text:style-name="P221">DANN</text:p>
      <text:p text:style-name="P222">Schließen Nachlaufsperre</text:p>
      <text:p text:style-name="P223">Speichern Uhrzeit in Futter3letzteZuteilung</text:p>
      <text:p text:style-name="Standard"><text:span text:style-name="T224">Speichern Futter3abgerufenHeute + Futter3Kalibierung in Futter3abgerufenHeute</text:span></text:p>
      <text:p text:style-name="P225">Speichern MengeInAktuellerStunde + Futter3Kalibierung in MengeInAktuellerStunde</text:p>
      <text:p text:style-name="P226">Anzeige Display Pferdename „Fütterung läuft“</text:p>
      <text:p text:style-name="P227">Auswurf Futter3</text:p>
      <text:p text:style-name="P228">Öffne Nachlaufsperre</text:p>
      <text:p text:style-name="P229"/>
      <text:p text:style-name="P230">DANN</text:p>
      <text:p text:style-name="P231">Berechnen ob Pferd Anspruch auf Futter4hat:</text:p>
      <text:p text:style-name="P232">WENN</text:p>
      <text:p text:style-name="Standard"><text:span text:style-name="T233">Futter4Zuteilung / Verteilzeit x aufgelaufene Zykluszeit – Futter3abgerufenHeute &gt; Futter4Kalibierung</text:span></text:p>
      <text:p text:style-name="P234">UND</text:p>
      <text:p text:style-name="P235">Uhrzeit- Futter1letzteZuteilung &lt; Verzoegerung</text:p>
      <text:p text:style-name="P236">ODER</text:p>
      <text:p text:style-name="P237">Uhrzeit- Futter2letzteZuteilung &lt; Verzoegerung</text:p>
      <text:p text:style-name="P238">ODER</text:p>
      <text:p text:style-name="P239">Uhrzeit- Futter3letzteZuteilung &lt; Verzoegerung</text:p>
      <text:p text:style-name="P240">DANN</text:p>
      <text:p text:style-name="P241">Schließen Nachlaufsperre</text:p>
      <text:p text:style-name="P242">Speichern Uhrzeit in Futter4letzteZuteilung</text:p>
      <text:p text:style-name="Standard"><text:span text:style-name="T243">Speichern Futter4abgerufenHeute + Futter4Kalibierung in Futter4abgerufenHeute</text:span></text:p>
      <text:p text:style-name="P244">Anzeige Display Pferdename „Fütterung läuft“</text:p>
      <text:p text:style-name="P245">Auswurf Futter4</text:p>
      <text:p text:style-name="P246">Öffne Nachlaufsperre</text:p>
      <text:p text:style-name="P247"/>
      <text:p text:style-name="P248">ELSE</text:p>
      <text:p text:style-name="P249">Anzeige Display Pferdename „Kein Anspruch“</text:p>
      <text:p text:style-name="P250">WENN</text:p>
      <text:p text:style-name="P251">Nachlaufsperre Position unten</text:p>
      <text:p text:style-name="P252">DANN</text:p>
      <text:p text:style-name="P253">Öffne Nachlaufsperre</text:p>
      <text:p text:style-name="P254"/>
      <text:p text:style-name="P255"/>
      <text:p text:style-name="Standard"><text:span text:style-name="T256">Unterprogramm Öffne Nachlaufsperre (ist immer gleich!)</text:span></text:p>
      <text:p text:style-name="P257"/>
      <text:p text:style-name="P258">WENN</text:p>
      <text:p text:style-name="P259"/>
      <text:p text:style-name="P260">Keine Pferdeerkennung &gt;<text:s/>ZeitohneErkennung</text:p>
      <text:p text:style-name="P261">ODER</text:p>
      <text:p text:style-name="P262">Futter1letzteZuteilung &lt;Aktuelle Zeit - Schutzzeit</text:p>
      <text:p text:style-name="P263">UND</text:p>
      <text:p text:style-name="P264">Futter2letzteZuteilung &lt;Aktuelle Zeit - Schutzzeit</text:p>
      <text:p text:style-name="P265">UND</text:p>
      <text:p text:style-name="P266">Futter3letzteZuteilung &lt;Aktuelle Zeit - Schutzzeit</text:p>
      <text:p text:style-name="P267">UND</text:p>
      <text:p text:style-name="Standard"><text:span text:style-name="T268">Futter4letzteZuteilung &lt;Aktuelle Zeit – Schutzzeit</text:span></text:p>
      <text:p text:style-name="P269">UND</text:p>
      <text:p text:style-name="Standard"><text:span text:style-name="T270">Raufuttermin</text:span><text:span text:style-name="T271">uten1letzteZuteilung &lt;Aktuelle Zeit – Schutzzeit</text:span></text:p>
      <text:p text:style-name="P272">UND</text:p>
      <text:p text:style-name="Standard"><text:span text:style-name="T273">Raufutterminuten2letzteZuteilung &lt;Aktuelle Zeit – Schutzzeit</text:span></text:p>
      <text:p text:style-name="P274"/>
      <text:p text:style-name="P275">DANN</text:p>
      <text:p text:style-name="P276">Motor Nachlaufsperre Richtung auf</text:p>
      <text:p text:style-name="P277"/>
      <text:p text:style-name="P278">SONST</text:p>
      <text:p text:style-name="P279">Mache nichts</text:p>
      <text:p text:style-name="P280"/>
      <text:soft-page-break/>
      <text:p text:style-name="P281"><text:span text:style-name="T282">Modul Raufutterfütterung</text:span></text:p>
      <text:p text:style-name="P283"/>
      <text:p text:style-name="P284">Realisierung analog wenn Modul Kraftfutter fertig</text:p>
      <text:p text:style-name="P285"/>
      <text:p text:style-name="P286"/>
      <text:soft-page-break/>
      <text:p text:style-name="P287">Modul Selektionstor</text:p>
      <text:p text:style-name="P288"/>
      <text:p text:style-name="P289">Realisierung analog wenn Modul Raufutter fertig</text:p>
      <text:p text:style-name="P290"/>
      <text:p text:style-name="P291"/>
      <text:p text:style-name="P292"/>
      <text:p text:style-name="P2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imSun, 宋体" svg:font-family="SimSun, 宋体" style:font-family-generic="system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, 宋体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Beschriftung1" style:display-name="Beschriftung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Dokumentstruktur" style:display-name="Dokumentstruktur" style:family="paragraph" style:parent-style-name="Standard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style:style style:name="Formatvorlage1" style:display-name="Formatvorlage1" style:family="paragraph" style:parent-style-name="Standard" style:default-outline-level="1">
      <style:text-properties style:font-name="Arial" style:font-name-complex="Arial" fo:font-weight="bold" style:font-weight-asian="bold" fo:hyphenate="false"/>
    </style:style>
    <style:style style:name="Überschrift1" style:display-name="Überschrift1" style:family="paragraph" style:parent-style-name="Standard">
      <style:text-properties style:font-name="Arial" style:font-name-complex="Arial" fo:font-weight="bold" style:font-weight-asian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1z1" style:display-name="WW8Num1z1" style:family="text">
      <style:text-properties style:font-name="Courier New" style:font-name-complex="Courier New"/>
    </style:style>
    <style:style style:name="WW8Num1z2" style:display-name="WW8Num1z2" style:family="text">
      <style:text-properties style:font-name="Wingdings" style:font-name-complex="Wingdings"/>
    </style:style>
    <style:style style:name="Absatz-Standardschriftart1" style:display-name="Absatz-Standardschriftart1" style:family="text"/>
    <style:style style:name="WW_CharLFO1LVL1" style:family="text">
      <style:text-properties style:font-name="Symbol" style:font-name-complex="Symbol"/>
    </style:style>
    <text:list-style style:name="WW8Num1" style:display-name="WW8Num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grammdefinitionen Fütterungselektronik</dc:title>
    <meta:initial-creator>k020139</meta:initial-creator>
    <dc:creator>Kalle</dc:creator>
    <meta:creation-date>2010-09-22T15:31:00Z</meta:creation-date>
    <dc:date>2016-03-13T08:30:00Z</dc:date>
    <meta:template xlink:href="Normal.dotm" xlink:type="simple"/>
    <meta:editing-cycles>37</meta:editing-cycles>
    <meta:editing-duration>PT0S</meta:editing-duration>
    <meta:document-statistic meta:page-count="10" meta:paragraph-count="16" meta:word-count="1102" meta:character-count="8035" meta:row-count="57" meta:non-whitespace-character-count="6949"/>
  </office:meta>
</office:document-meta>
</file>